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860d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80373"/>
      <style:text-properties fo:color="#ffffff" fo:font-weight="bold" style:font-weight-asian="bold" style:font-weight-complex="bold"/>
    </style:style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/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/>
    <style:style style:name="ce24" style:family="table-cell" style:parent-style-name="Default">
      <style:table-cell-properties fo:background-color="#2a6099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ackground-color="#e16173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b4c7dc"/>
    </style:style>
    <style:style style:name="ce28" style:family="table-cell" style:parent-style-name="Default">
      <style:table-cell-properties fo:background-color="#f7d1d5"/>
    </style:style>
    <style:style style:name="ce29" style:family="table-cell" style:parent-style-name="Default"/>
    <style:style style:name="ce30" style:family="table-cell" style:parent-style-name="Default">
      <style:table-cell-properties fo:background-color="#1e6a39"/>
      <style:text-properties fo:color="#dddddd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0417in" svg:y="3.3102in">
            <draw:object draw:notify-on-update-of-ranges="Sheet1.J20:Sheet1.J20 Sheet1.J21:Sheet1.J28 Sheet1.K20:Sheet1.K20 Sheet1.K21:Sheet1.K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effnet: pretrained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Kap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R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558848" calcext:value-type="float">
            <text:p>0.558848</text:p>
          </table:table-cell>
          <table:table-cell table:style-name="ce13" office:value-type="float" office:value="0.566667" calcext:value-type="float">
            <text:p>0.566667</text:p>
          </table:table-cell>
          <table:table-cell table:style-name="ce13" office:value-type="float" office:value="0.557473" calcext:value-type="float">
            <text:p>0.557473</text:p>
          </table:table-cell>
          <table:table-cell office:value-type="float" office:value="0.122807" calcext:value-type="float">
            <text:p>0.1228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aucoma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724272" calcext:value-type="float">
            <text:p>0.724272</text:p>
          </table:table-cell>
          <table:table-cell table:style-name="ce13" office:value-type="float" office:value="0.733275" calcext:value-type="float">
            <text:p>0.733275</text:p>
          </table:table-cell>
          <table:table-cell table:style-name="ce13" office:value-type="float" office:value="0.728468" calcext:value-type="float">
            <text:p>0.728468</text:p>
          </table:table-cell>
          <table:table-cell office:value-type="float" office:value="0.457097" calcext:value-type="float">
            <text:p>0.45709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D</text:p>
          </table:table-cell>
          <table:table-cell table:style-name="ce13" office:value-type="float" office:value="0.715" calcext:value-type="float">
            <text:p>0.715</text:p>
          </table:table-cell>
          <table:table-cell table:style-name="ce13" office:value-type="float" office:value="0.604104" calcext:value-type="float">
            <text:p>0.604104</text:p>
          </table:table-cell>
          <table:table-cell table:style-name="ce13" office:value-type="float" office:value="0.740296" calcext:value-type="float">
            <text:p>0.740296</text:p>
          </table:table-cell>
          <table:table-cell table:style-name="ce13" office:value-type="float" office:value="0.59458" calcext:value-type="float">
            <text:p>0.59458</text:p>
          </table:table-cell>
          <table:table-cell office:value-type="float" office:value="0.248219" calcext:value-type="float">
            <text:p>0.248219</text:p>
          </table:table-cell>
          <table:table-cell table:number-columns-repeated="2"/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row offset</text:p>
          </table:table-cell>
          <table:table-cell table:style-name="ce8" office:value-type="string" calcext:value-type="string">
            <text:p>col offs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3" office:value-type="float" office:value="0.657275" calcext:value-type="float">
            <text:p>0.657275</text:p>
          </table:table-cell>
          <table:table-cell table:style-name="ce13" office:value-type="float" office:value="0.601983" calcext:value-type="float">
            <text:p>0.601983</text:p>
          </table:table-cell>
          <table:table-cell table:style-name="ce13" office:value-type="float" office:value="0.623461" calcext:value-type="float">
            <text:p>0.623461</text:p>
          </table:table-cell>
          <table:table-cell table:style-name="ce13" office:value-type="float" office:value="0.601052" calcext:value-type="float">
            <text:p>0.601052</text:p>
          </table:table-cell>
          <table:table-cell office:value-type="float" office:value="0.213515" calcext:value-type="float">
            <text:p>0.213515</text:p>
          </table:table-cell>
          <table:table-cell/>
          <table:table-cell table:style-name="ce24" office:value-type="string" calcext:value-type="string">
            <text:p>target 1</text:p>
          </table:table-cell>
          <table:table-cell table:style-name="ce27" office:value-type="string" calcext:value-type="string">
            <text:p>C36</text:p>
          </table:table-cell>
          <table:table-cell table:style-name="ce27" table:formula="of:=ROW(INDIRECT([.$J7]))-ROW([.$J$12])" office:value-type="float" office:value="24" calcext:value-type="float">
            <text:p>24</text:p>
          </table:table-cell>
          <table:table-cell table:style-name="ce27" table:formula="of:=COLUMN(INDIRECT([.$J7]))-COLUMN([.$J$12])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5" office:value-type="string" calcext:value-type="string">
            <text:p>target 2</text:p>
          </table:table-cell>
          <table:table-cell table:style-name="ce28" office:value-type="string" calcext:value-type="string">
            <text:p>C20</text:p>
          </table:table-cell>
          <table:table-cell table:style-name="ce28" table:formula="of:=ROW(INDIRECT([.$J8]))-ROW([.$J$12])" office:value-type="float" office:value="8" calcext:value-type="float">
            <text:p>8</text:p>
          </table:table-cell>
          <table:table-cell table:style-name="ce28" table:formula="of:=COLUMN(INDIRECT([.$J8]))-COLUMN([.$J$12])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effnet: classifier | 10ep</text:p>
          </table:table-cell>
          <table:covered-table-cell table:number-columns-repeated="5"/>
          <table:table-cell/>
          <table:table-cell table:style-name="ce8" office:value-type="string" calcext:value-type="string" table:number-columns-spanned="6" table:number-rows-spanned="1">
            <text:p>DIFFERENCE VIEWER</text:p>
          </table:table-cell>
          <table:covered-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Kappa</text:p>
          </table:table-cell>
          <table:table-cell/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Kappa</text:p>
          </table:table-cell>
        </table:table-row>
        <table:table-row table:style-name="ro1">
          <table:table-cell/>
          <table:table-cell office:value-type="string" calcext:value-type="string">
            <text:p>DR</text:p>
          </table:table-cell>
          <table:table-cell table:style-name="ce14" office:value-type="float" office:value="0.535" calcext:value-type="float">
            <text:p>0.535</text:p>
          </table:table-cell>
          <table:table-cell table:style-name="ce14" office:value-type="float" office:value="0.549241" calcext:value-type="float">
            <text:p>0.549241</text:p>
          </table:table-cell>
          <table:table-cell table:style-name="ce14" office:value-type="float" office:value="0.558333" calcext:value-type="float">
            <text:p>0.558333</text:p>
          </table:table-cell>
          <table:table-cell table:style-name="ce14" office:value-type="float" office:value="0.521986" calcext:value-type="float">
            <text:p>0.521986</text:p>
          </table:table-cell>
          <table:table-cell office:value-type="float" office:value="0.095331" calcext:value-type="float">
            <text:p>0.095331</text:p>
          </table:table-cell>
          <table:table-cell/>
          <table:table-cell office:value-type="string" calcext:value-type="string">
            <text:p>DR</text:p>
          </table:table-cell>
          <table:table-cell table:style-name="ce29" table:formula="of:=INDIRECT(ADDRESS(ROW() + [.$K$7]; COLUMN() + [.$L$7])) - INDIRECT(ADDRESS(ROW() + [.$K$8]; COLUMN() + [.$L$8]))" office:value-type="float" office:value="-0.025" calcext:value-type="float">
            <text:p>-0.025</text:p>
          </table:table-cell>
          <table:table-cell table:style-name="ce29" table:formula="of:=INDIRECT(ADDRESS(ROW() + [.$K$7]; COLUMN() + [.$L$7])) - INDIRECT(ADDRESS(ROW() + [.$K$8]; COLUMN() + [.$L$8]))" office:value-type="float" office:value="-0.0229980000000001" calcext:value-type="float">
            <text:p>-0.022998</text:p>
          </table:table-cell>
          <table:table-cell table:style-name="ce29" table:formula="of:=INDIRECT(ADDRESS(ROW() + [.$K$7]; COLUMN() + [.$L$7])) - INDIRECT(ADDRESS(ROW() + [.$K$8]; COLUMN() + [.$L$8]))" office:value-type="float" office:value="-0.027381" calcext:value-type="float">
            <text:p>-0.027381</text:p>
          </table:table-cell>
          <table:table-cell table:style-name="ce29" table:formula="of:=INDIRECT(ADDRESS(ROW() + [.$K$7]; COLUMN() + [.$L$7])) - INDIRECT(ADDRESS(ROW() + [.$K$8]; COLUMN() + [.$L$8]))" office:value-type="float" office:value="-0.025004" calcext:value-type="float">
            <text:p>-0.025004</text:p>
          </table:table-cell>
          <table:table-cell table:style-name="ce29" table:formula="of:=INDIRECT(ADDRESS(ROW() + [.$K$7]; COLUMN() + [.$L$7])) - INDIRECT(ADDRESS(ROW() + [.$K$8]; COLUMN() + [.$L$8]))" office:value-type="float" office:value="-0.046135" calcext:value-type="float">
            <text:p>-0.046135</text:p>
          </table:table-cell>
        </table:table-row>
        <table:table-row table:style-name="ro1">
          <table:table-cell/>
          <table:table-cell office:value-type="string" calcext:value-type="string">
            <text:p>Glaucoma</text:p>
          </table:table-cell>
          <table:table-cell table:style-name="ce14" office:value-type="float" office:value="0.79" calcext:value-type="float">
            <text:p>0.79</text:p>
          </table:table-cell>
          <table:table-cell table:style-name="ce14" office:value-type="float" office:value="0.716204" calcext:value-type="float">
            <text:p>0.716204</text:p>
          </table:table-cell>
          <table:table-cell table:style-name="ce14" office:value-type="float" office:value="0.661035" calcext:value-type="float">
            <text:p>0.661035</text:p>
          </table:table-cell>
          <table:table-cell table:style-name="ce14" office:value-type="float" office:value="0.677865" calcext:value-type="float">
            <text:p>0.677865</text:p>
          </table:table-cell>
          <table:table-cell office:value-type="float" office:value="0.361993" calcext:value-type="float">
            <text:p>0.361993</text:p>
          </table:table-cell>
          <table:table-cell/>
          <table:table-cell office:value-type="string" calcext:value-type="string">
            <text:p>Glaucoma</text:p>
          </table:table-cell>
          <table:table-cell table:style-name="ce29" table:formula="of:=INDIRECT(ADDRESS(ROW() + [.$K$7]; COLUMN() + [.$L$7])) - INDIRECT(ADDRESS(ROW() + [.$K$8]; COLUMN() + [.$L$8]))" office:value-type="float" office:value="0.005" calcext:value-type="float">
            <text:p>0.005</text:p>
          </table:table-cell>
          <table:table-cell table:style-name="ce29" table:formula="of:=INDIRECT(ADDRESS(ROW() + [.$K$7]; COLUMN() + [.$L$7])) - INDIRECT(ADDRESS(ROW() + [.$K$8]; COLUMN() + [.$L$8]))" office:value-type="float" office:value="0.00841500000000006" calcext:value-type="float">
            <text:p>0.008415</text:p>
          </table:table-cell>
          <table:table-cell table:style-name="ce29" table:formula="of:=INDIRECT(ADDRESS(ROW() + [.$K$7]; COLUMN() + [.$L$7])) - INDIRECT(ADDRESS(ROW() + [.$K$8]; COLUMN() + [.$L$8]))" office:value-type="float" office:value="0.0239889999999999" calcext:value-type="float">
            <text:p>0.023989</text:p>
          </table:table-cell>
          <table:table-cell table:style-name="ce29" table:formula="of:=INDIRECT(ADDRESS(ROW() + [.$K$7]; COLUMN() + [.$L$7])) - INDIRECT(ADDRESS(ROW() + [.$K$8]; COLUMN() + [.$L$8]))" office:value-type="float" office:value="0.0208199999999999" calcext:value-type="float">
            <text:p>0.02082</text:p>
          </table:table-cell>
          <table:table-cell table:style-name="ce29" table:formula="of:=INDIRECT(ADDRESS(ROW() + [.$K$7]; COLUMN() + [.$L$7])) - INDIRECT(ADDRESS(ROW() + [.$K$8]; COLUMN() + [.$L$8]))" office:value-type="float" office:value="0.038593" calcext:value-type="float">
            <text:p>0.038593</text:p>
          </table:table-cell>
        </table:table-row>
        <table:table-row table:style-name="ro1">
          <table:table-cell/>
          <table:table-cell office:value-type="string" calcext:value-type="string">
            <text:p>AMD</text:p>
          </table:table-cell>
          <table:table-cell table:style-name="ce14" office:value-type="float" office:value="0.855" calcext:value-type="float">
            <text:p>0.855</text:p>
          </table:table-cell>
          <table:table-cell table:style-name="ce14" office:value-type="float" office:value="0.670024" calcext:value-type="float">
            <text:p>0.670024</text:p>
          </table:table-cell>
          <table:table-cell table:style-name="ce14" office:value-type="float" office:value="0.739275" calcext:value-type="float">
            <text:p>0.739275</text:p>
          </table:table-cell>
          <table:table-cell table:style-name="ce14" office:value-type="float" office:value="0.694335" calcext:value-type="float">
            <text:p>0.694335</text:p>
          </table:table-cell>
          <table:table-cell office:value-type="float" office:value="0.392543" calcext:value-type="float">
            <text:p>0.392543</text:p>
          </table:table-cell>
          <table:table-cell/>
          <table:table-cell office:value-type="string" calcext:value-type="string">
            <text:p>AMD</text:p>
          </table:table-cell>
          <table:table-cell table:style-name="ce29" table:formula="of:=INDIRECT(ADDRESS(ROW() + [.$K$7]; COLUMN() + [.$L$7])) - INDIRECT(ADDRESS(ROW() + [.$K$8]; COLUMN() + [.$L$8]))" office:value-type="float" office:value="-0.11" calcext:value-type="float">
            <text:p>-0.11</text:p>
          </table:table-cell>
          <table:table-cell table:style-name="ce29" table:formula="of:=INDIRECT(ADDRESS(ROW() + [.$K$7]; COLUMN() + [.$L$7])) - INDIRECT(ADDRESS(ROW() + [.$K$8]; COLUMN() + [.$L$8]))" office:value-type="float" office:value="-0.102086" calcext:value-type="float">
            <text:p>-0.102086</text:p>
          </table:table-cell>
          <table:table-cell table:style-name="ce29" table:formula="of:=INDIRECT(ADDRESS(ROW() + [.$K$7]; COLUMN() + [.$L$7])) - INDIRECT(ADDRESS(ROW() + [.$K$8]; COLUMN() + [.$L$8]))" office:value-type="float" office:value="0.017876" calcext:value-type="float">
            <text:p>0.017876</text:p>
          </table:table-cell>
          <table:table-cell table:style-name="ce29" table:formula="of:=INDIRECT(ADDRESS(ROW() + [.$K$7]; COLUMN() + [.$L$7])) - INDIRECT(ADDRESS(ROW() + [.$K$8]; COLUMN() + [.$L$8]))" office:value-type="float" office:value="-0.0899100000000001" calcext:value-type="float">
            <text:p>-0.08991</text:p>
          </table:table-cell>
          <table:table-cell table:style-name="ce29" table:formula="of:=INDIRECT(ADDRESS(ROW() + [.$K$7]; COLUMN() + [.$L$7])) - INDIRECT(ADDRESS(ROW() + [.$K$8]; COLUMN() + [.$L$8]))" office:value-type="float" office:value="-0.153087" calcext:value-type="float">
            <text:p>-0.153087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4" office:value-type="float" office:value="0.627583" calcext:value-type="float">
            <text:p>0.627583</text:p>
          </table:table-cell>
          <table:table-cell table:style-name="ce14" office:value-type="float" office:value="0.600608" calcext:value-type="float">
            <text:p>0.600608</text:p>
          </table:table-cell>
          <table:table-cell table:style-name="ce14" office:value-type="float" office:value="0.601049" calcext:value-type="float">
            <text:p>0.601049</text:p>
          </table:table-cell>
          <table:table-cell table:style-name="ce14" office:value-type="float" office:value="0.576155" calcext:value-type="float">
            <text:p>0.576155</text:p>
          </table:table-cell>
          <table:table-cell office:value-type="float" office:value="0.188246" calcext:value-type="float">
            <text:p>0.188246</text:p>
          </table:table-cell>
          <table:table-cell/>
          <table:table-cell office:value-type="string" calcext:value-type="string">
            <text:p>Average</text:p>
          </table:table-cell>
          <table:table-cell table:style-name="ce29" table:formula="of:=INDIRECT(ADDRESS(ROW() + [.$K$7]; COLUMN() + [.$L$7])) - INDIRECT(ADDRESS(ROW() + [.$K$8]; COLUMN() + [.$L$8]))" office:value-type="float" office:value="-0.026896" calcext:value-type="float">
            <text:p>-0.026896</text:p>
          </table:table-cell>
          <table:table-cell table:style-name="ce29" table:formula="of:=INDIRECT(ADDRESS(ROW() + [.$K$7]; COLUMN() + [.$L$7])) - INDIRECT(ADDRESS(ROW() + [.$K$8]; COLUMN() + [.$L$8]))" office:value-type="float" office:value="-0.023949" calcext:value-type="float">
            <text:p>-0.023949</text:p>
          </table:table-cell>
          <table:table-cell table:style-name="ce29" table:formula="of:=INDIRECT(ADDRESS(ROW() + [.$K$7]; COLUMN() + [.$L$7])) - INDIRECT(ADDRESS(ROW() + [.$K$8]; COLUMN() + [.$L$8]))" office:value-type="float" office:value="-0.010733" calcext:value-type="float">
            <text:p>-0.010733</text:p>
          </table:table-cell>
          <table:table-cell table:style-name="ce29" table:formula="of:=INDIRECT(ADDRESS(ROW() + [.$K$7]; COLUMN() + [.$L$7])) - INDIRECT(ADDRESS(ROW() + [.$K$8]; COLUMN() + [.$L$8]))" office:value-type="float" office:value="-0.02113" calcext:value-type="float">
            <text:p>-0.02113</text:p>
          </table:table-cell>
          <table:table-cell table:style-name="ce29" table:formula="of:=INDIRECT(ADDRESS(ROW() + [.$K$7]; COLUMN() + [.$L$7])) - INDIRECT(ADDRESS(ROW() + [.$K$8]; COLUMN() + [.$L$8]))" office:value-type="float" office:value="-0.03761" calcext:value-type="float">
            <text:p>-0.0376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effnet: classifier | 50ep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Kap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R</text:p>
          </table:table-cell>
          <table:table-cell table:number-columns-repeated="2" table:style-name="ce15" office:value-type="float" office:value="0.54" calcext:value-type="float">
            <text:p>0.54</text:p>
          </table:table-cell>
          <table:table-cell table:style-name="ce15" office:value-type="float" office:value="0.547619" calcext:value-type="float">
            <text:p>0.547619</text:p>
          </table:table-cell>
          <table:table-cell table:style-name="ce15" office:value-type="float" office:value="0.520833" calcext:value-type="float">
            <text:p>0.520833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table:style-name="ce30" office:value-type="string" calcext:value-type="string">
            <text:p>Model</text:p>
          </table:table-cell>
          <table:table-cell table:style-name="ce30" office:value-type="string" calcext:value-type="string">
            <text:p>F1-sco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aucoma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697835" calcext:value-type="float">
            <text:p>0.697835</text:p>
          </table:table-cell>
          <table:table-cell table:style-name="ce15" office:value-type="float" office:value="0.654413" calcext:value-type="float">
            <text:p>0.654413</text:p>
          </table:table-cell>
          <table:table-cell table:style-name="ce15" office:value-type="float" office:value="0.668475" calcext:value-type="float">
            <text:p>0.668475</text:p>
          </table:table-cell>
          <table:table-cell office:value-type="float" office:value="0.34181" calcext:value-type="float">
            <text:p>0.34181</text:p>
          </table:table-cell>
          <table:table-cell table:number-columns-repeated="2"/>
          <table:table-cell table:formula="of:=INDIRECT( ADDRESS( (ROW()-21)*8+2; 2 ) )" office:value-type="string" office:string-value="effnet: pretrained" calcext:value-type="string">
            <text:p>effnet: pretrained</text:p>
          </table:table-cell>
          <table:table-cell table:formula="of:=INDIRECT( ADDRESS( (ROW()-21)*8+7; 6 ) )" office:value-type="float" office:value="0.601052" calcext:value-type="float">
            <text:p>0.6010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MD</text:p>
          </table:table-cell>
          <table:table-cell table:style-name="ce15" office:value-type="float" office:value="0.895" calcext:value-type="float">
            <text:p>0.895</text:p>
          </table:table-cell>
          <table:table-cell table:style-name="ce15" office:value-type="float" office:value="0.732621" calcext:value-type="float">
            <text:p>0.732621</text:p>
          </table:table-cell>
          <table:table-cell table:style-name="ce15" office:value-type="float" office:value="0.741828" calcext:value-type="float">
            <text:p>0.741828</text:p>
          </table:table-cell>
          <table:table-cell table:style-name="ce15" office:value-type="float" office:value="0.737089" calcext:value-type="float">
            <text:p>0.737089</text:p>
          </table:table-cell>
          <table:table-cell office:value-type="float" office:value="0.474211" calcext:value-type="float">
            <text:p>0.474211</text:p>
          </table:table-cell>
          <table:table-cell table:number-columns-repeated="2"/>
          <table:table-cell table:formula="of:=INDIRECT( ADDRESS( (ROW()-21)*8+2; 2 ) )" office:value-type="string" office:string-value="effnet: classifier | 10ep" calcext:value-type="string">
            <text:p>effnet: classifier | 10ep</text:p>
          </table:table-cell>
          <table:table-cell table:formula="of:=INDIRECT( ADDRESS( (ROW()-21)*8+7; 6 ) )" office:value-type="float" office:value="0.576155" calcext:value-type="float">
            <text:p>0.5761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6" office:value-type="float" office:value="0.632749" calcext:value-type="float">
            <text:p>0.632749</text:p>
          </table:table-cell>
          <table:table-cell table:style-name="ce16" office:value-type="float" office:value="0.596737" calcext:value-type="float">
            <text:p>0.596737</text:p>
          </table:table-cell>
          <table:table-cell table:style-name="ce16" office:value-type="float" office:value="0.592669" calcext:value-type="float">
            <text:p>0.592669</text:p>
          </table:table-cell>
          <table:table-cell table:style-name="ce16" office:value-type="float" office:value="0.577668" calcext:value-type="float">
            <text:p>0.577668</text:p>
          </table:table-cell>
          <table:table-cell office:value-type="float" office:value="0.181902" calcext:value-type="float">
            <text:p>0.181902</text:p>
          </table:table-cell>
          <table:table-cell table:number-columns-repeated="2"/>
          <table:table-cell table:formula="of:=INDIRECT( ADDRESS( (ROW()-21)*8+2; 2 ) )" office:value-type="string" office:string-value="effnet: classifier | 50ep" calcext:value-type="string">
            <text:p>effnet: classifier | 50ep</text:p>
          </table:table-cell>
          <table:table-cell table:formula="of:=INDIRECT( ADDRESS( (ROW()-21)*8+7; 6 ) )" office:value-type="float" office:value="0.577668" calcext:value-type="float">
            <text:p>0.577668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INDIRECT( ADDRESS( (ROW()-21)*8+2; 2 ) )" office:value-type="string" office:string-value="effnet: all | 10ep" calcext:value-type="string">
            <text:p>effnet: all | 10ep</text:p>
          </table:table-cell>
          <table:table-cell table:formula="of:=INDIRECT( ADDRESS( (ROW()-21)*8+7; 6 ) )" office:value-type="float" office:value="0.648328" calcext:value-type="float">
            <text:p>0.648328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INDIRECT( ADDRESS( (ROW()-21)*8+2; 2 ) )" office:value-type="string" office:string-value="resnet: pretrained" calcext:value-type="string">
            <text:p>resnet: pretrained</text:p>
          </table:table-cell>
          <table:table-cell table:formula="of:=INDIRECT( ADDRESS( (ROW()-21)*8+7; 6 ) )" office:value-type="float" office:value="0.556538" calcext:value-type="float">
            <text:p>0.556538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effnet: all | 10ep</text:p>
          </table:table-cell>
          <table:covered-table-cell table:number-columns-repeated="5"/>
          <table:table-cell table:number-columns-repeated="2"/>
          <table:table-cell table:formula="of:=INDIRECT( ADDRESS( (ROW()-21)*8+2; 2 ) )" office:value-type="string" office:string-value="resnet: classifier | 10ep" calcext:value-type="string">
            <text:p>resnet: classifier | 10ep</text:p>
          </table:table-cell>
          <table:table-cell table:formula="of:=INDIRECT( ADDRESS( (ROW()-21)*8+7; 6 ) )" office:value-type="float" office:value="0.548325" calcext:value-type="float">
            <text:p>0.54832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Kappa</text:p>
          </table:table-cell>
          <table:table-cell table:number-columns-repeated="2"/>
          <table:table-cell table:formula="of:=INDIRECT( ADDRESS( (ROW()-21)*8+2; 2 ) )" office:value-type="string" office:string-value="resnet: classifier | 50ep" calcext:value-type="string">
            <text:p>resnet: classifier | 50ep</text:p>
          </table:table-cell>
          <table:table-cell table:formula="of:=INDIRECT( ADDRESS( (ROW()-21)*8+7; 6 ) )" office:value-type="float" office:value="0.566713" calcext:value-type="float">
            <text:p>0.5667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</text:p>
          </table:table-cell>
          <table:table-cell table:style-name="ce17" office:value-type="float" office:value="0.625" calcext:value-type="float">
            <text:p>0.625</text:p>
          </table:table-cell>
          <table:table-cell table:style-name="ce17" office:value-type="float" office:value="0.631118" calcext:value-type="float">
            <text:p>0.631118</text:p>
          </table:table-cell>
          <table:table-cell table:style-name="ce17" office:value-type="float" office:value="0.655952" calcext:value-type="float">
            <text:p>0.655952</text:p>
          </table:table-cell>
          <table:table-cell table:style-name="ce17" office:value-type="float" office:value="0.611711" calcext:value-type="float">
            <text:p>0.611711</text:p>
          </table:table-cell>
          <table:table-cell office:value-type="float" office:value="0.258893" calcext:value-type="float">
            <text:p>0.258893</text:p>
          </table:table-cell>
          <table:table-cell table:number-columns-repeated="2"/>
          <table:table-cell table:formula="of:=INDIRECT( ADDRESS( (ROW()-21)*8+2; 2 ) )" office:value-type="string" office:string-value="resnet: all | 10ep" calcext:value-type="string">
            <text:p>resnet: all | 10ep</text:p>
          </table:table-cell>
          <table:table-cell table:formula="of:=INDIRECT( ADDRESS( (ROW()-21)*8+7; 6 ) )" office:value-type="float" office:value="0.742357" calcext:value-type="float">
            <text:p>0.7423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aucoma</text:p>
          </table:table-cell>
          <table:table-cell table:style-name="ce17" office:value-type="float" office:value="0.805" calcext:value-type="float">
            <text:p>0.805</text:p>
          </table:table-cell>
          <table:table-cell table:style-name="ce17" office:value-type="float" office:value="0.736739" calcext:value-type="float">
            <text:p>0.736739</text:p>
          </table:table-cell>
          <table:table-cell table:style-name="ce17" office:value-type="float" office:value="0.712326" calcext:value-type="float">
            <text:p>0.712326</text:p>
          </table:table-cell>
          <table:table-cell table:style-name="ce17" office:value-type="float" office:value="0.722607" calcext:value-type="float">
            <text:p>0.722607</text:p>
          </table:table-cell>
          <table:table-cell office:value-type="float" office:value="0.44618" calcext:value-type="float">
            <text:p>0.44618</text:p>
          </table:table-cell>
          <table:table-cell table:number-columns-repeated="2"/>
          <table:table-cell table:formula="of:=INDIRECT( ADDRESS( (ROW()-21)*8+2; 2 ) )" office:value-type="float" office:value="0" calcext:value-type="float">
            <text:p>0</text:p>
          </table:table-cell>
          <table:table-cell table:formula="of:=INDIRECT( ADDRESS( (ROW()-21)*8+7; 6 ) 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MD</text:p>
          </table:table-cell>
          <table:table-cell table:style-name="ce17" office:value-type="float" office:value="0.88" calcext:value-type="float">
            <text:p>0.88</text:p>
          </table:table-cell>
          <table:table-cell table:style-name="ce17" office:value-type="float" office:value="0.702034" calcext:value-type="float">
            <text:p>0.702034</text:p>
          </table:table-cell>
          <table:table-cell table:style-name="ce17" office:value-type="float" office:value="0.733401" calcext:value-type="float">
            <text:p>0.733401</text:p>
          </table:table-cell>
          <table:table-cell table:style-name="ce17" office:value-type="float" office:value="0.715909" calcext:value-type="float">
            <text:p>0.715909</text:p>
          </table:table-cell>
          <table:table-cell office:value-type="float" office:value="0.432356" calcext:value-type="float">
            <text:p>0.432356</text:p>
          </table:table-cell>
          <table:table-cell table:number-columns-repeated="2"/>
          <table:table-cell table:formula="of:=INDIRECT( ADDRESS( (ROW()-21)*8+2; 2 ) )" office:value-type="float" office:value="0" calcext:value-type="float">
            <text:p>0</text:p>
          </table:table-cell>
          <table:table-cell table:formula="of:=INDIRECT( ADDRESS( (ROW()-21)*8+7; 6 ) 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7" office:value-type="float" office:value="0.693389" calcext:value-type="float">
            <text:p>0.693389</text:p>
          </table:table-cell>
          <table:table-cell table:style-name="ce17" office:value-type="float" office:value="0.66304" calcext:value-type="float">
            <text:p>0.66304</text:p>
          </table:table-cell>
          <table:table-cell table:style-name="ce17" office:value-type="float" office:value="0.677119" calcext:value-type="float">
            <text:p>0.677119</text:p>
          </table:table-cell>
          <table:table-cell table:style-name="ce17" office:value-type="float" office:value="0.648328" calcext:value-type="float">
            <text:p>0.648328</text:p>
          </table:table-cell>
          <table:table-cell office:value-type="float" office:value="0.320473" calcext:value-type="float">
            <text:p>0.320473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2" office:value-type="string" calcext:value-type="string" table:number-columns-spanned="6" table:number-rows-spanned="1">
            <text:p>resnet: pretrained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Kap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R</text:p>
          </table:table-cell>
          <table:table-cell table:style-name="ce18" office:value-type="float" office:value="0.515" calcext:value-type="float">
            <text:p>0.515</text:p>
          </table:table-cell>
          <table:table-cell table:style-name="ce18" office:value-type="float" office:value="0.517002" calcext:value-type="float">
            <text:p>0.517002</text:p>
          </table:table-cell>
          <table:table-cell table:style-name="ce18" office:value-type="float" office:value="0.520238" calcext:value-type="float">
            <text:p>0.520238</text:p>
          </table:table-cell>
          <table:table-cell table:style-name="ce18" office:value-type="float" office:value="0.495829" calcext:value-type="float">
            <text:p>0.495829</text:p>
          </table:table-cell>
          <table:table-cell office:value-type="float" office:value="0.033865" calcext:value-type="float">
            <text:p>0.03386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aucoma</text:p>
          </table:table-cell>
          <table:table-cell table:style-name="ce18" office:value-type="float" office:value="0.785" calcext:value-type="float">
            <text:p>0.785</text:p>
          </table:table-cell>
          <table:table-cell table:style-name="ce18" office:value-type="float" office:value="0.70625" calcext:value-type="float">
            <text:p>0.70625</text:p>
          </table:table-cell>
          <table:table-cell table:style-name="ce18" office:value-type="float" office:value="0.678402" calcext:value-type="float">
            <text:p>0.678402</text:p>
          </table:table-cell>
          <table:table-cell table:style-name="ce18" office:value-type="float" office:value="0.689295" calcext:value-type="float">
            <text:p>0.689295</text:p>
          </table:table-cell>
          <table:table-cell office:value-type="float" office:value="0.380403" calcext:value-type="float">
            <text:p>0.38040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D</text:p>
          </table:table-cell>
          <table:table-cell table:style-name="ce18" office:value-type="float" office:value="0.785" calcext:value-type="float">
            <text:p>0.785</text:p>
          </table:table-cell>
          <table:table-cell table:style-name="ce18" office:value-type="float" office:value="0.630535" calcext:value-type="float">
            <text:p>0.630535</text:p>
          </table:table-cell>
          <table:table-cell table:style-name="ce18" office:value-type="float" office:value="0.759704" calcext:value-type="float">
            <text:p>0.759704</text:p>
          </table:table-cell>
          <table:table-cell table:style-name="ce18" office:value-type="float" office:value="0.647179" calcext:value-type="float">
            <text:p>0.647179</text:p>
          </table:table-cell>
          <table:table-cell office:value-type="float" office:value="0.321124" calcext:value-type="float">
            <text:p>0.3211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8" office:value-type="float" office:value="0.605853" calcext:value-type="float">
            <text:p>0.605853</text:p>
          </table:table-cell>
          <table:table-cell table:style-name="ce18" office:value-type="float" office:value="0.572788" calcext:value-type="float">
            <text:p>0.572788</text:p>
          </table:table-cell>
          <table:table-cell table:style-name="ce18" office:value-type="float" office:value="0.581936" calcext:value-type="float">
            <text:p>0.581936</text:p>
          </table:table-cell>
          <table:table-cell table:style-name="ce18" office:value-type="float" office:value="0.556538" calcext:value-type="float">
            <text:p>0.556538</text:p>
          </table:table-cell>
          <table:table-cell office:value-type="float" office:value="0.144292" calcext:value-type="float">
            <text:p>0.144292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2" office:value-type="string" calcext:value-type="string" table:number-columns-spanned="6" table:number-rows-spanned="1">
            <text:p>resnet: classifier | 10ep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Kap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R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0.524351" calcext:value-type="float">
            <text:p>0.524351</text:p>
          </table:table-cell>
          <table:table-cell table:style-name="ce19" office:value-type="float" office:value="0.528571" calcext:value-type="float">
            <text:p>0.528571</text:p>
          </table:table-cell>
          <table:table-cell table:style-name="ce19" office:value-type="float" office:value="0.490004" calcext:value-type="float">
            <text:p>0.490004</text:p>
          </table:table-cell>
          <table:table-cell office:value-type="float" office:value="0.045802" calcext:value-type="float">
            <text:p>0.04580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aucoma</text:p>
          </table:table-cell>
          <table:table-cell table:style-name="ce19" office:value-type="float" office:value="0.79" calcext:value-type="float">
            <text:p>0.79</text:p>
          </table:table-cell>
          <table:table-cell table:style-name="ce19" office:value-type="float" office:value="0.722329" calcext:value-type="float">
            <text:p>0.722329</text:p>
          </table:table-cell>
          <table:table-cell table:style-name="ce19" office:value-type="float" office:value="0.640357" calcext:value-type="float">
            <text:p>0.640357</text:p>
          </table:table-cell>
          <table:table-cell table:style-name="ce19" office:value-type="float" office:value="0.658869" calcext:value-type="float">
            <text:p>0.658869</text:p>
          </table:table-cell>
          <table:table-cell office:value-type="float" office:value="0.330891" calcext:value-type="float">
            <text:p>0.33089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D</text:p>
          </table:table-cell>
          <table:table-cell table:style-name="ce19" office:value-type="float" office:value="0.805" calcext:value-type="float">
            <text:p>0.805</text:p>
          </table:table-cell>
          <table:table-cell table:style-name="ce19" office:value-type="float" office:value="0.649888" calcext:value-type="float">
            <text:p>0.649888</text:p>
          </table:table-cell>
          <table:table-cell table:style-name="ce19" office:value-type="float" office:value="0.790858" calcext:value-type="float">
            <text:p>0.790858</text:p>
          </table:table-cell>
          <table:table-cell table:style-name="ce19" office:value-type="float" office:value="0.673244" calcext:value-type="float">
            <text:p>0.673244</text:p>
          </table:table-cell>
          <table:table-cell office:value-type="float" office:value="0.368728" calcext:value-type="float">
            <text:p>0.3687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9" office:value-type="float" office:value="0.599147" calcext:value-type="float">
            <text:p>0.599147</text:p>
          </table:table-cell>
          <table:table-cell table:style-name="ce19" office:value-type="float" office:value="0.583416" calcext:value-type="float">
            <text:p>0.583416</text:p>
          </table:table-cell>
          <table:table-cell table:style-name="ce19" office:value-type="float" office:value="0.581878" calcext:value-type="float">
            <text:p>0.581878</text:p>
          </table:table-cell>
          <table:table-cell table:style-name="ce19" office:value-type="float" office:value="0.548325" calcext:value-type="float">
            <text:p>0.548325</text:p>
          </table:table-cell>
          <table:table-cell office:value-type="float" office:value="0.145677" calcext:value-type="float">
            <text:p>0.145677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2" office:value-type="string" calcext:value-type="string" table:number-columns-spanned="6" table:number-rows-spanned="1">
            <text:p>resnet: classifier | 50ep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ategory</text:p>
          </table:table-cell>
          <table:table-cell table:style-name="ce20" office:value-type="string" calcext:value-type="string">
            <text:p>Accuracy</text:p>
          </table:table-cell>
          <table:table-cell table:style-name="ce20" office:value-type="string" calcext:value-type="string">
            <text:p>Precision</text:p>
          </table:table-cell>
          <table:table-cell table:style-name="ce20" office:value-type="string" calcext:value-type="string">
            <text:p>Recall</text:p>
          </table:table-cell>
          <table:table-cell table:style-name="ce20" office:value-type="string" calcext:value-type="string">
            <text:p>F1-score</text:p>
          </table:table-cell>
          <table:table-cell table:style-name="ce2" office:value-type="string" calcext:value-type="string">
            <text:p>Kap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R</text:p>
          </table:table-cell>
          <table:table-cell table:number-columns-repeated="2" table:style-name="ce21" office:value-type="float" office:value="0.53" calcext:value-type="float">
            <text:p>0.53</text:p>
          </table:table-cell>
          <table:table-cell table:style-name="ce21" office:value-type="float" office:value="0.535714" calcext:value-type="float">
            <text:p>0.535714</text:p>
          </table:table-cell>
          <table:table-cell table:style-name="ce21" office:value-type="float" office:value="0.510417" calcext:value-type="float">
            <text:p>0.510417</text:p>
          </table:table-cell>
          <table:table-cell office:value-type="float" office:value="0.06" calcext:value-type="float">
            <text:p>0.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aucoma</text:p>
          </table:table-cell>
          <table:table-cell table:style-name="ce21" office:value-type="float" office:value="0.785" calcext:value-type="float">
            <text:p>0.785</text:p>
          </table:table-cell>
          <table:table-cell table:style-name="ce21" office:value-type="float" office:value="0.710548" calcext:value-type="float">
            <text:p>0.710548</text:p>
          </table:table-cell>
          <table:table-cell table:style-name="ce21" office:value-type="float" office:value="0.637046" calcext:value-type="float">
            <text:p>0.637046</text:p>
          </table:table-cell>
          <table:table-cell table:style-name="ce21" office:value-type="float" office:value="0.654216" calcext:value-type="float">
            <text:p>0.654216</text:p>
          </table:table-cell>
          <table:table-cell office:value-type="float" office:value="0.32048" calcext:value-type="float">
            <text:p>0.320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D</text:p>
          </table:table-cell>
          <table:table-cell table:style-name="ce21" office:value-type="float" office:value="0.87" calcext:value-type="float">
            <text:p>0.87</text:p>
          </table:table-cell>
          <table:table-cell table:style-name="ce21" office:value-type="float" office:value="0.699504" calcext:value-type="float">
            <text:p>0.699504</text:p>
          </table:table-cell>
          <table:table-cell table:style-name="ce21" office:value-type="float" office:value="0.787538" calcext:value-type="float">
            <text:p>0.787538</text:p>
          </table:table-cell>
          <table:table-cell table:style-name="ce21" office:value-type="float" office:value="0.730066" calcext:value-type="float">
            <text:p>0.730066</text:p>
          </table:table-cell>
          <table:table-cell office:value-type="float" office:value="0.464138" calcext:value-type="float">
            <text:p>0.4641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21" office:value-type="float" office:value="0.624668" calcext:value-type="float">
            <text:p>0.624668</text:p>
          </table:table-cell>
          <table:table-cell table:style-name="ce21" office:value-type="float" office:value="0.589602" calcext:value-type="float">
            <text:p>0.589602</text:p>
          </table:table-cell>
          <table:table-cell table:style-name="ce21" office:value-type="float" office:value="0.585503" calcext:value-type="float">
            <text:p>0.585503</text:p>
          </table:table-cell>
          <table:table-cell table:style-name="ce21" office:value-type="float" office:value="0.566713" calcext:value-type="float">
            <text:p>0.566713</text:p>
          </table:table-cell>
          <table:table-cell office:value-type="float" office:value="0.162628" calcext:value-type="float">
            <text:p>0.162628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2" office:value-type="string" calcext:value-type="string" table:number-columns-spanned="6" table:number-rows-spanned="1">
            <text:p>resnet: all | 10ep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ategory</text:p>
          </table:table-cell>
          <table:table-cell table:style-name="ce22" office:value-type="string" calcext:value-type="string">
            <text:p>Accuracy</text:p>
          </table:table-cell>
          <table:table-cell table:style-name="ce22" office:value-type="string" calcext:value-type="string">
            <text:p>Precision</text:p>
          </table:table-cell>
          <table:table-cell table:style-name="ce22" office:value-type="string" calcext:value-type="string">
            <text:p>Recall</text:p>
          </table:table-cell>
          <table:table-cell table:style-name="ce22" office:value-type="string" calcext:value-type="string">
            <text:p>F1-score</text:p>
          </table:table-cell>
          <table:table-cell table:style-name="ce2" office:value-type="string" calcext:value-type="string">
            <text:p>Kap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R</text:p>
          </table:table-cell>
          <table:table-cell table:style-name="ce23" office:value-type="float" office:value="0.75" calcext:value-type="float">
            <text:p>0.75</text:p>
          </table:table-cell>
          <table:table-cell table:style-name="ce23" office:value-type="float" office:value="0.714346" calcext:value-type="float">
            <text:p>0.714346</text:p>
          </table:table-cell>
          <table:table-cell table:style-name="ce23" office:value-type="float" office:value="0.740476" calcext:value-type="float">
            <text:p>0.740476</text:p>
          </table:table-cell>
          <table:table-cell table:style-name="ce23" office:value-type="float" office:value="0.72148" calcext:value-type="float">
            <text:p>0.72148</text:p>
          </table:table-cell>
          <table:table-cell office:value-type="float" office:value="0.446903" calcext:value-type="float">
            <text:p>0.44690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aucoma</text:p>
          </table:table-cell>
          <table:table-cell table:style-name="ce23" office:value-type="float" office:value="0.86" calcext:value-type="float">
            <text:p>0.86</text:p>
          </table:table-cell>
          <table:table-cell table:style-name="ce23" office:value-type="float" office:value="0.830542" calcext:value-type="float">
            <text:p>0.830542</text:p>
          </table:table-cell>
          <table:table-cell table:style-name="ce23" office:value-type="float" office:value="0.769428" calcext:value-type="float">
            <text:p>0.769428</text:p>
          </table:table-cell>
          <table:table-cell table:style-name="ce23" office:value-type="float" office:value="0.792623" calcext:value-type="float">
            <text:p>0.792623</text:p>
          </table:table-cell>
          <table:table-cell office:value-type="float" office:value="0.587447" calcext:value-type="float">
            <text:p>0.58744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D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0.746242" calcext:value-type="float">
            <text:p>0.746242</text:p>
          </table:table-cell>
          <table:table-cell table:style-name="ce23" office:value-type="float" office:value="0.784474" calcext:value-type="float">
            <text:p>0.784474</text:p>
          </table:table-cell>
          <table:table-cell table:style-name="ce23" office:value-type="float" office:value="0.763258" calcext:value-type="float">
            <text:p>0.763258</text:p>
          </table:table-cell>
          <table:table-cell office:value-type="float" office:value="0.526963" calcext:value-type="float">
            <text:p>0.52696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23" office:value-type="float" office:value="0.791185" calcext:value-type="float">
            <text:p>0.791185</text:p>
          </table:table-cell>
          <table:table-cell table:style-name="ce23" office:value-type="float" office:value="0.744656" calcext:value-type="float">
            <text:p>0.744656</text:p>
          </table:table-cell>
          <table:table-cell table:style-name="ce23" office:value-type="float" office:value="0.751787" calcext:value-type="float">
            <text:p>0.751787</text:p>
          </table:table-cell>
          <table:table-cell table:style-name="ce23" office:value-type="float" office:value="0.742357" calcext:value-type="float">
            <text:p>0.742357</text:p>
          </table:table-cell>
          <table:table-cell office:value-type="float" office:value="0.487888" calcext:value-type="float">
            <text:p>0.487888</text:p>
          </table:table-cell>
          <table:table-cell table:number-columns-repeated="7"/>
        </table:table-row>
        <calcext:conditional-formats>
          <calcext:conditional-format calcext:target-range-address="Sheet1.J12:Sheet1.N15">
            <calcext:color-scale>
              <calcext:color-scale-entry calcext:value="-0.1" calcext:type="number" calcext:color="#ff0000"/>
              <calcext:color-scale-entry calcext:value="0" calcext:type="number" calcext:color="#ffffff"/>
              <calcext:color-scale-entry calcext:value="0.1" calcext:type="number" calcext:color="#00a933"/>
            </calcext:color-scale>
          </calcext:conditional-format>
          <calcext:conditional-format calcext:target-range-address="Sheet1.C4:Sheet1.F7">
            <calcext:color-scale>
              <calcext:color-scale-entry calcext:value="0.45" calcext:type="number" calcext:color="#ff0000"/>
              <calcext:color-scale-entry calcext:value="0.6" calcext:type="number" calcext:color="#ffffff"/>
              <calcext:color-scale-entry calcext:value="0.85" calcext:type="number" calcext:color="#00a933"/>
            </calcext:color-scale>
          </calcext:conditional-format>
          <calcext:conditional-format calcext:target-range-address="Sheet1.C12:Sheet1.F15">
            <calcext:color-scale>
              <calcext:color-scale-entry calcext:value="0.45" calcext:type="number" calcext:color="#ff0000"/>
              <calcext:color-scale-entry calcext:value="0.6" calcext:type="number" calcext:color="#ffffff"/>
              <calcext:color-scale-entry calcext:value="0.85" calcext:type="number" calcext:color="#00a933"/>
            </calcext:color-scale>
          </calcext:conditional-format>
          <calcext:conditional-format calcext:target-range-address="Sheet1.C28:Sheet1.F31">
            <calcext:color-scale>
              <calcext:color-scale-entry calcext:value="0.45" calcext:type="number" calcext:color="#ff0000"/>
              <calcext:color-scale-entry calcext:value="0.6" calcext:type="number" calcext:color="#ffffff"/>
              <calcext:color-scale-entry calcext:value="0.85" calcext:type="number" calcext:color="#00a933"/>
            </calcext:color-scale>
          </calcext:conditional-format>
          <calcext:conditional-format calcext:target-range-address="Sheet1.C36:Sheet1.F39">
            <calcext:color-scale>
              <calcext:color-scale-entry calcext:value="0.45" calcext:type="number" calcext:color="#ff0000"/>
              <calcext:color-scale-entry calcext:value="0.6" calcext:type="number" calcext:color="#ffffff"/>
              <calcext:color-scale-entry calcext:value="0.85" calcext:type="number" calcext:color="#00a933"/>
            </calcext:color-scale>
          </calcext:conditional-format>
          <calcext:conditional-format calcext:target-range-address="Sheet1.C44:Sheet1.F47">
            <calcext:color-scale>
              <calcext:color-scale-entry calcext:value="0.45" calcext:type="number" calcext:color="#ff0000"/>
              <calcext:color-scale-entry calcext:value="0.6" calcext:type="number" calcext:color="#ffffff"/>
              <calcext:color-scale-entry calcext:value="0.85" calcext:type="number" calcext:color="#00a933"/>
            </calcext:color-scale>
          </calcext:conditional-format>
          <calcext:conditional-format calcext:target-range-address="Sheet1.C51:Sheet1.F51">
            <calcext:color-scale>
              <calcext:color-scale-entry calcext:value="0.45" calcext:type="number" calcext:color="#ff0000"/>
              <calcext:color-scale-entry calcext:value="0.6" calcext:type="number" calcext:color="#ffffff"/>
              <calcext:color-scale-entry calcext:value="0.85" calcext:type="number" calcext:color="#00a933"/>
            </calcext:color-scale>
          </calcext:conditional-format>
          <calcext:conditional-format calcext:target-range-address="Sheet1.C20:Sheet1.F22">
            <calcext:color-scale>
              <calcext:color-scale-entry calcext:value="0.45" calcext:type="number" calcext:color="#ff0000"/>
              <calcext:color-scale-entry calcext:value="0.6" calcext:type="number" calcext:color="#ffffff"/>
              <calcext:color-scale-entry calcext:value="0.85" calcext:type="number" calcext:color="#00a933"/>
            </calcext:color-scale>
          </calcext:conditional-format>
          <calcext:conditional-format calcext:target-range-address="Sheet1.C23:Sheet1.F23">
            <calcext:color-scale>
              <calcext:color-scale-entry calcext:value="0.45" calcext:type="number" calcext:color="#ff0000"/>
              <calcext:color-scale-entry calcext:value="0.6" calcext:type="number" calcext:color="#ffffff"/>
              <calcext:color-scale-entry calcext:value="0.85" calcext:type="number" calcext:color="#00a933"/>
            </calcext:color-scale>
          </calcext:conditional-format>
          <calcext:conditional-format calcext:target-range-address="Sheet1.C52:Sheet1.F55">
            <calcext:color-scale>
              <calcext:color-scale-entry calcext:value="0.45" calcext:type="number" calcext:color="#ff0000"/>
              <calcext:color-scale-entry calcext:value="0.6" calcext:type="number" calcext:color="#ffffff"/>
              <calcext:color-scale-entry calcext:value="0.85" calcext:type="number" calcext:color="#00a933"/>
            </calcext:color-scale>
          </calcext:conditional-format>
          <calcext:conditional-format calcext:target-range-address="Sheet1.C59:Sheet1.F59">
            <calcext:color-scale>
              <calcext:color-scale-entry calcext:value="0.45" calcext:type="number" calcext:color="#ff0000"/>
              <calcext:color-scale-entry calcext:value="0.6" calcext:type="number" calcext:color="#ffffff"/>
              <calcext:color-scale-entry calcext:value="0.85" calcext:type="number" calcext:color="#00a933"/>
            </calcext:color-scale>
          </calcext:conditional-format>
          <calcext:conditional-format calcext:target-range-address="Sheet1.C60:Sheet1.F63">
            <calcext:color-scale>
              <calcext:color-scale-entry calcext:value="0.45" calcext:type="number" calcext:color="#ff0000"/>
              <calcext:color-scale-entry calcext:value="0.6" calcext:type="number" calcext:color="#ffffff"/>
              <calcext:color-scale-entry calcext:value="0.85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/00/0000</text:date>, <text:time style:data-style-name="N2" text:time-value="17:18:45.0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06T16:37:06.044000000</meta:creation-date>
    <dc:date>2025-12-07T11:51:17.096000000</dc:date>
    <meta:editing-duration>PT18H32M54S</meta:editing-duration>
    <meta:editing-cycles>10</meta:editing-cycles>
    <meta:generator>LibreOffice/7.0.6.2$Windows_X86_64 LibreOffice_project/144abb84a525d8e30c9dbbefa69cbbf2d8d4ae3b</meta:generator>
    <meta:document-statistic meta:table-count="1" meta:cell-count="31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6cm" svg:y="4.201cm" style:legend-expansion="high" chart:style-name="ch2"/>
        <chart:plot-area chart:style-name="ch3" table:cell-range-address="Sheet1.J20:Sheet1.K28" chart:data-source-has-labels="both" svg:x="0.32cm" svg:y="0.18cm" svg:width="13.256cm" svg:height="8.64cm">
          <chart:coordinate-region svg:x="1.532cm" svg:y="0.18cm" svg:width="12.044cm" svg:height="5.385cm"/>
          <chart:axis chart:dimension="x" chart:name="primary-x" chart:style-name="ch4" chartooo:axis-type="auto">
            <chartooo:date-scale/>
            <chart:categories table:cell-range-address="Sheet1.J21:Sheet1.J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21:Sheet1.K28" chart:label-cell-address="Sheet1.K20:Sheet1.K20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-score</text:p>
                <draw:g>
                  <svg:desc>Sheet1.K20:Sheet1.K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ffnet: pretrained</text:p>
                <draw:g>
                  <svg:desc>Sheet1.J21:Sheet1.J28</svg:desc>
                </draw:g>
              </table:table-cell>
              <table:table-cell office:value-type="float" office:value="0.601052">
                <text:p>0.601052</text:p>
                <draw:g>
                  <svg:desc>Sheet1.K21:Sheet1.K28</svg:desc>
                </draw:g>
              </table:table-cell>
            </table:table-row>
            <table:table-row>
              <table:table-cell office:value-type="string">
                <text:p>effnet: classifier | 10ep</text:p>
              </table:table-cell>
              <table:table-cell office:value-type="float" office:value="0.576155">
                <text:p>0.576155</text:p>
              </table:table-cell>
            </table:table-row>
            <table:table-row>
              <table:table-cell office:value-type="string">
                <text:p>effnet: classifier | 50ep</text:p>
              </table:table-cell>
              <table:table-cell office:value-type="float" office:value="0.577668">
                <text:p>0.577668</text:p>
              </table:table-cell>
            </table:table-row>
            <table:table-row>
              <table:table-cell office:value-type="string">
                <text:p>effnet: all | 10ep</text:p>
              </table:table-cell>
              <table:table-cell office:value-type="float" office:value="0.648328">
                <text:p>0.648328</text:p>
              </table:table-cell>
            </table:table-row>
            <table:table-row>
              <table:table-cell office:value-type="string">
                <text:p>resnet: pretrained</text:p>
              </table:table-cell>
              <table:table-cell office:value-type="float" office:value="0.556538">
                <text:p>0.556538</text:p>
              </table:table-cell>
            </table:table-row>
            <table:table-row>
              <table:table-cell office:value-type="string">
                <text:p>resnet: classifier | 10ep</text:p>
              </table:table-cell>
              <table:table-cell office:value-type="float" office:value="0.548325">
                <text:p>0.548325</text:p>
              </table:table-cell>
            </table:table-row>
            <table:table-row>
              <table:table-cell office:value-type="string">
                <text:p>resnet: classifier | 50ep</text:p>
              </table:table-cell>
              <table:table-cell office:value-type="float" office:value="0.566713">
                <text:p>0.566713</text:p>
              </table:table-cell>
            </table:table-row>
            <table:table-row>
              <table:table-cell office:value-type="string">
                <text:p>resnet: all | 10ep</text:p>
              </table:table-cell>
              <table:table-cell office:value-type="float" office:value="0.742357">
                <text:p>0.742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6.2$Windows_X86_64 LibreOffice_project/144abb84a525d8e30c9dbbefa69cbbf2d8d4ae3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